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In the nostalgic echoes of July 2005, as the golden sun began to dip below the horizon, the sounds of children playing with Beyblades outside my window transported me back to a cherished time. Memories of my childhood friend, Lakshya Lahoti, came rushing back, reigniting the vivid moments we shared.</text:p>
      <text:p text:style-name="Text_20_body">Lakshya had returned to our neighborhood after spending a couple of years in Pune. Back in seventh grade, we had played together, and now, in the realm of ninth grade, the dynamics had changed. The evening darkness hinted at his return, and through friends like Appu and Kunal, I learned about Lakshya's presence. When I finally heard him speak, his fluent English sparked excitement in me. However, the fleeting joy of our conversation was overshadowed by his closer bond with Appu. I found myself on the periphery, invited to his house only to be part of the larger gathering.</text:p>
      <text:p text:style-name="Text_20_body">Amid playful banter, Chachaji humorously labeled my visits to Lakshya's house as "babysitting," given the age difference. Yet, beneath the jest, a subtle shift in our friendship dynamics was taking place. The once inseparable connection was now navigating the challenges posed by age and evolving interests.</text:p>
      <text:p text:style-name="Text_20_body">In the tapestry of relationships, Amogh played a pivotal role. His transition from childhood toys like Beyblades and Pokémon cards to adult fascinations like cars, gadgets, and fashion mirrored our collective journey into adolescence. While Appu and Lakshya owned their Bayblades, I relied on Amogh for access to such luxuries. Despite occasional grievances, I owed Amogh a debt of gratitude for being a companion during those formative years.</text:p>
      <text:p text:style-name="Text_20_body">As the pages of time turned to Class IX in the timeline of 2005, life unfolded with its unique set of experiences. The year commenced with final exams, and my improved performance in mathematics garnered attention from classmates and teachers alike. The credit, I acknowledged, belonged to my tuition teacher, Anu Daniel.</text:p>
      <text:p text:style-name="Text_20_body">Cricket in the morning and soccer in the evening defined the rhythm of May, with our group crowding the central park, leaving a grassless field in our wake. Friends and groups formed the vibrant tapestry of our social landscape, with boys and girls weaving separate stories. Hardik and Harshit's group, along with Sonal and Dimpi's group, stood out as the liveliest clusters, and my connections with them shaped the narrative of those days.</text:p>
      <text:p text:style-name="Text_20_body">July brought challenges in making new friends at school, with a roster of names representing the intricate social dynamics. A memorable mention was an ugly, short girl engaged in regular fights with mischievous boys, providing a unique spectacle in our adolescent world.</text:p>
      <text:p text:style-name="Text_20_body">As the monsoon set in, mid-term examinations loomed on the horizon, casting a shadow over September. The struggle at school intensified, and October brought an unexpected twist with my battle against jaundice. Forced to miss the first two exams, I grappled with the consequences of my health setback.</text:p>
      <text:p text:style-name="Text_20_body">November ushered in a new chapter as I discovered a friendship with Sonal, facilitated by a chance encounter in the table tennis basement. Our budding connection added warmth to the winter, a prelude to the transformative year ahead.</text:p>
      <text:p text:style-name="Text_20_body"><text:soft-page-break/>Class X in 2006 unfolded with a myriad of experiences. Soccer became an obsession, and friendships blossomed with Shubham, Mayank, Prateek Ahuja, and others. Challenges surfaced, such as my failed attempt to join the house soccer team and the complexities of teenage affection.</text:p>
      <text:p text:style-name="Text_20_body">December 2006 marked a crucial juncture. Rekha buaji's visit added a familial touch to the holiday season. The year's end witnessed a blend of emotions, from disappointment in sports to collaborative efforts on a Social Studies project with Ananth and Sonal.</text:p>
      <text:p text:style-name="Text_20_body">The groundwork for metro construction commenced, symbolizing the evolving landscape of our surroundings. Amidst personal revelations and the ebb and flow of relationships, life in Delhi continued its course.</text:p>
      <text:p text:style-name="Text_20_body">As the narrative unfolded, December retained its significance. Rekha buaji's presence brought a mix of joy and concern about the impending tenth-grade board exams. The departure of familiar faces loomed on the horizon, signaling a shift in the tapestry of friendships.</text:p>
      <text:p text:style-name="Text_20_body">On the terrace, amid winter sunshine, I reflected on life's journey. Chirag's return sparked unexpected camaraderie, bridging past differences. A pivotal moment arrived when he introduced me to the world of cigarettes, influencing my decisions in ways I hadn't anticipated.</text:p>
      <text:p text:style-name="Text_20_body">The advent of 2007 witnessed a continuation of personal revelations and shared moments. A visit to the cyber cafe to connect with Sonal marked a new chapter in my online interactions. The joy derived from her chain-mails and the emergence of internet friendships added a digital layer to my adolescent experiences.</text:p>
      <text:p text:style-name="Text_20_body">Rekha buaji's presence during this period added a familial backdrop to my days. As I navigated the complexities of teenage emotions and friendships, the journey into adolescence unfolded against the backdrop of changing seasons and evolving relationships.</text:p>
      <text:p text:style-name="Text_20_body">In the midst of academic pursuits, the study of English literature became a passion, marked by a memorable encounter with my short-tempered English teacher. The pages of a fashion magazine became a bridge to connect with Sonal, reflecting the evolving dynamics of our friendship.</text:p>
      <text:p text:style-name="Text_20_body">As the narrative reached its zenith, the essence of those years became tangible. From childhood games to adolescent explorations, the tapestry of friendships, relationships, and personal growth unfolded against the backdrop of Delhi's changing landscape. Each page turned revealed a unique chapter, leaving an indelible imprint on the canvas of my teenage year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7T19:24:11.982032894</meta:creation-date>
    <dc:date>2024-01-27T19:24:18.051682702</dc:date>
    <meta:editing-duration>PT7S</meta:editing-duration>
    <meta:editing-cycles>1</meta:editing-cycles>
    <meta:document-statistic meta:table-count="0" meta:image-count="0" meta:object-count="0" meta:page-count="2" meta:paragraph-count="18" meta:word-count="895" meta:character-count="5685" meta:non-whitespace-character-count="4808"/>
    <meta:generator>LibreOffice/7.6.3.2$Linux_X86_64 LibreOffice_project/29d686fea9f6705b262d369fede658f824154cc0</meta:generator>
  </office:meta>
</office:document-meta>
</file>